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B0000025DC1808BC7F3533760.png" manifest:media-type="image/png"/>
  <manifest:file-entry manifest:full-path="Pictures/100000000000053A0000034C87E1E3FD393FD344.png" manifest:media-type="image/png"/>
  <manifest:file-entry manifest:full-path="Pictures/100000000000055D000002EE714E44BDE9FB0E5E.png" manifest:media-type="image/png"/>
  <manifest:file-entry manifest:full-path="Pictures/10000000000005C5000002AFCC048BF5BCA56A4B.png" manifest:media-type="image/png"/>
  <manifest:file-entry manifest:full-path="Pictures/10000000000004CD000002F5D903C422A3A241DB.png" manifest:media-type="image/png"/>
  <manifest:file-entry manifest:full-path="Pictures/1000000000000631000003AC6F88A1C5D7CB177F.png" manifest:media-type="image/png"/>
  <manifest:file-entry manifest:full-path="Pictures/1000000000000430000002CB1B0BFF2E17EF362D.png" manifest:media-type="image/png"/>
  <manifest:file-entry manifest:full-path="Pictures/100000000000045E0000039A044C2B65551E8D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2c2" officeooo:paragraph-rsid="001872c2"/>
    </style:style>
    <style:style style:name="P2" style:family="paragraph" style:parent-style-name="Standard">
      <style:text-properties officeooo:rsid="0019d994" officeooo:paragraph-rsid="0019d99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34cm" svg:y="-1.617cm" svg:width="17cm" svg:height="7.59cm" draw:z-index="0"><draw:image xlink:href="Pictures/100000000000054B0000025DC1808BC7F3533760.png" xlink:type="simple" xlink:show="embed" xlink:actuate="onLoad" draw:mime-type="image/png"/></draw:frame></text:p>
      <text:p text:style-name="P1"><draw:frame draw:style-name="fr3" draw:name="Image2" text:anchor-type="char" svg:x="0cm" svg:y="0.365cm" svg:width="17cm" svg:height="9.285cm" draw:z-index="1"><draw:image xlink:href="Pictures/100000000000055D000002EE714E44BDE9FB0E5E.png" xlink:type="simple" xlink:show="embed" xlink:actuate="onLoad" draw:mime-type="image/png"/></draw:frame></text:p>
      <text:p text:style-name="P1"><draw:frame draw:style-name="fr2" draw:name="Image3" text:anchor-type="char" svg:width="17cm" svg:height="10.47cm" draw:z-index="2"><draw:image xlink:href="Pictures/10000000000004CD000002F5D903C422A3A241DB.png" xlink:type="simple" xlink:show="embed" xlink:actuate="onLoad" draw:mime-type="image/png"/></draw:frame><text:soft-page-break/>sd</text:p>
      <text:p text:style-name="P1"/>
      <text:p text:style-name="P1"><draw:frame draw:style-name="fr3" draw:name="Image4" text:anchor-type="char" svg:x="0cm" svg:y="0cm" svg:width="17cm" svg:height="11.338cm" draw:z-index="3"><draw:image xlink:href="Pictures/1000000000000430000002CB1B0BFF2E17EF362D.png" xlink:type="simple" xlink:show="embed" xlink:actuate="onLoad" draw:mime-type="image/png"/></draw:frame>asd</text:p>
      <text:p text:style-name="P1"><draw:frame draw:style-name="fr1" draw:name="Image5" text:anchor-type="char" svg:width="17cm" svg:height="14.019cm" draw:z-index="4"><draw:image xlink:href="Pictures/100000000000045E0000039A044C2B65551E8D24.png" xlink:type="simple" xlink:show="embed" xlink:actuate="onLoad" draw:mime-type="image/png"/></draw:frame><text:soft-page-break/>sd</text:p>
      <text:p text:style-name="P1"/>
      <text:p text:style-name="P1"/>
      <text:p text:style-name="P1"/>
      <text:p text:style-name="P2"><draw:frame draw:style-name="fr2" draw:name="Image6" text:anchor-type="char" svg:width="17cm" svg:height="10.723cm" draw:z-index="5"><draw:image xlink:href="Pictures/100000000000053A0000034C87E1E3FD393FD344.png" xlink:type="simple" xlink:show="embed" xlink:actuate="onLoad" draw:mime-type="image/png"/></draw:frame><text:soft-page-break/>sd</text:p>
      <text:p text:style-name="P2"><draw:frame draw:style-name="fr2" draw:name="Image7" text:anchor-type="char" svg:width="17cm" svg:height="10.081cm" draw:z-index="6"><draw:image xlink:href="Pictures/1000000000000631000003AC6F88A1C5D7CB177F.png" xlink:type="simple" xlink:show="embed" xlink:actuate="onLoad" draw:mime-type="image/png"/></draw:frame>sds</text:p>
      <text:p text:style-name="P2"><draw:frame draw:style-name="fr1" draw:name="Image8" text:anchor-type="char" svg:width="17cm" svg:height="7.906cm" draw:z-index="7"><draw:image xlink:href="Pictures/10000000000005C5000002AFCC048BF5BCA56A4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20:30:39.077000000</meta:creation-date>
    <dc:date>2022-01-10T20:57:32.763000000</dc:date>
    <meta:editing-duration>PT6M33S</meta:editing-duration>
    <meta:editing-cycles>1</meta:editing-cycles>
    <meta:document-statistic meta:table-count="0" meta:image-count="8" meta:object-count="0" meta:page-count="5" meta:paragraph-count="5" meta:word-count="5" meta:character-count="12" meta:non-whitespace-character-count="12"/>
    <meta:generator>LibreOffice/7.0.0.3$Windows_X86_64 LibreOffice_project/8061b3e9204bef6b321a21033174034a5e2ea88e</meta:generator>
  </office:meta>
</office:document-meta>
</file>